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EPASO CONSULTAS SQL</text:p>
      <text:p text:style-name="Standard"/>
      <text:p text:style-name="Standard"/>
      <text:p text:style-name="Standard"/>
      <text:p text:style-name="Standard">Dada la la base de datos de jardinería, solucionar las siguientes cuestiones:</text:p>
      <text:p text:style-name="Standard"/>
      <text:p text:style-name="Standard"/>
      <text:list xml:id="list7863714133705083012" text:style-name="L1">
        <text:list-item>
          <text:p text:style-name="P3">Obtener el código de oficina y la ciudad donde hay oficinas</text:p>
        </text:list-item>
        <text:list-item>
          <text:p text:style-name="P3">Mostrar cuantos empleados hay en la compañía</text:p>
        </text:list-item>
        <text:list-item>
          <text:p text:style-name="P3">Obtener cuantos clientes tiene cada país.</text:p>
        </text:list-item>
        <text:list-item>
          <text:p text:style-name="P3">Calcular cual fue el pago medio en 2009</text:p>
        </text:list-item>
        <text:list-item>
          <text:p text:style-name="P3">Sacar cuantos pedidos están en cada estado ordenado descendente por el numero de pedidos.</text:p>
        </text:list-item>
        <text:list-item>
          <text:p text:style-name="P3">Sacar el precio del producto mas caro y del mas barato. </text:p>
        </text:list-item>
        <text:list-item>
          <text:p text:style-name="P3">Obtener el nombre del cliente con mayor limite de crédito.</text:p>
        </text:list-item>
        <text:list-item>
          <text:p text:style-name="P3">Obtener el nombre, apellido y cargo de los empleados que no representan a ningún cliente.</text:p>
        </text:list-item>
        <text:list-item>
          <text:p text:style-name="P3">Sacar un listado con el nombre de cada cliente y el nombre y apellido de su representante de ventas.</text:p>
        </text:list-item>
        <text:list-item>
          <text:p text:style-name="P3">Mostrar el nombre de los clientes que no hayan realizado pagos junto con el nombre de sus representantes de venta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6T18:45:21.53</meta:creation-date>
    <dc:date>2016-02-16T20:18:22.15</dc:date>
    <meta:editing-duration>PT30M5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46" meta:character-count="808"/>
  </office:meta>
</office:document-meta>
</file>